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ce15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26/best-universities-for-blockchain-2022-cornell-university</text:p>
          </table:table-cell>
          <table:table-cell office:value-type="string" table:style-name="ce1">
            <text:p>Coindesk</text:p>
          </table:table-cell>
          <table:table-cell office:value-type="date" office:date-value="2022-09-30T00:00:00" table:style-name="ce3">
            <text:p>09/30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5/15/what-the-dojs-first-mev-lawsuit-means-for-ethereum/</text:p>
          </table:table-cell>
          <table:table-cell office:value-type="string" table:style-name="ce1">
            <text:p>CoinDesk</text:p>
          </table:table-cell>
          <table:table-cell office:value-type="date" office:date-value="2024-05-15T00:00:00" table:style-name="ce3">
            <text:p>05/15/24</text:p>
          </table:table-cell>
          <table:table-cell office:value-type="string" table:style-name="ce1">
            <text:p>What the DOJ's First MEV Lawsuit Means for Ethereu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6/13/what-levels-the-rose-crypto-price-must-breach-for-further-surge/</text:p>
          </table:table-cell>
          <table:table-cell office:value-type="string" table:style-name="ce1">
            <text:p>The Market Periodical</text:p>
          </table:table-cell>
          <table:table-cell office:value-type="date" office:date-value="2024-06-13T00:00:00" table:style-name="ce3">
            <text:p>06/13/24</text:p>
          </table:table-cell>
          <table:table-cell office:value-type="string" table:style-name="ce1">
            <text:p>What Levels the ROSE Crypto Price Must Breach For Further Surge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kathimerini.com/in-depth/interviews-in-depth/1243700/end-of-cash-is-a-near-reality-in-many-countries/</text:p>
          </table:table-cell>
          <table:table-cell office:value-type="string" table:style-name="ce1">
            <text:p>ekathimerini.com</text:p>
          </table:table-cell>
          <table:table-cell office:value-type="date" office:date-value="2024-07-12T00:00:00" table:style-name="ce3">
            <text:p>07/12/24</text:p>
          </table:table-cell>
          <table:table-cell office:value-type="string" table:style-name="ce1">
            <text:p>End of cash ‘is a near reality in many countries’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io/news/defi/now-you-see-me-now-you-dont-onchain-privacy</text:p>
          </table:table-cell>
          <table:table-cell office:value-type="string" table:style-name="ce1">
            <text:p>The Defiant</text:p>
          </table:table-cell>
          <table:table-cell office:value-type="date" office:date-value="2024-07-15T00:00:00" table:style-name="ce3">
            <text:p>07/15/24</text:p>
          </table:table-cell>
          <table:table-cell office:value-type="string" table:style-name="ce1">
            <text:p>Now You See Me, Now You Don't: Onchain Privacy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t.com/content/9194ca11-7788-4a1d-a6cc-cffea18d0c9d</text:p>
          </table:table-cell>
          <table:table-cell office:value-type="string" table:style-name="ce1">
            <text:p>Financial Times</text:p>
          </table:table-cell>
          <table:table-cell office:value-type="date" office:date-value="2024-08-05T00:00:00" table:style-name="ce3">
            <text:p>08/05/24</text:p>
          </table:table-cell>
          <table:table-cell office:value-type="string" table:style-name="ce1">
            <text:p>Thailand may tell us a great deal about the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4/08/09/opinion/crypto-2024-election.html">https://www.nytimes.com/2024/08/09/opinion/crypto-2024-election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4-08-09T00:00:00" table:style-name="ce3">
            <text:p>08/09/24</text:p>
          </table:table-cell>
          <table:table-cell office:value-type="string" table:style-name="ce1">
            <text:p>Don't Get Fooled Again by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cryptoglobe.com/latest/2024/08/cryptocurrencys-popularity-may-be-a-double-edged-sword-explains-renowned-economist/</text:p>
          </table:table-cell>
          <table:table-cell office:value-type="string" table:style-name="ce1">
            <text:p>CryptoGlobe</text:p>
          </table:table-cell>
          <table:table-cell office:value-type="date" office:date-value="2024-08-10T00:00:00" table:style-name="ce3">
            <text:p>08/10/24</text:p>
          </table:table-cell>
          <table:table-cell office:value-type="string" table:style-name="ce1">
            <text:p>Cryptocurrency’s Popularity May Be a Double-Edged Sword, Explains Renowned Economis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growing-crypto-risks-amid-misleading-promises-and-hype/</text:p>
          </table:table-cell>
          <table:table-cell office:value-type="string" table:style-name="ce1">
            <text:p>Bitcoin.com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Cornell Professor Warns of Growing Crypto Risks Amid Misleading Promises and Hyp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n/cryptocurrency-warning-from-professor/</text:p>
          </table:table-cell>
          <table:table-cell office:value-type="string" table:style-name="ce1">
            <text:p>Kripto Koin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Serious Cryptocurrency Warning from Cornell Professor: Risks Are Increasing!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telegraph.com/news/dark-daos-vitalik-buterin-cornell-researchers-mitigate-bribery-threats">https://cointelegraph.com/news/dark-daos-vitalik-buterin-cornell-researchers-mitigate-bribery-threats</text:a></text:p>
          </table:table-cell>
          <table:table-cell office:value-type="string" table:style-name="ce1">
            <text:p>Cointelegraph</text:p>
          </table:table-cell>
          <table:table-cell office:value-type="date" office:date-value="2024-08-16T00:00:00" table:style-name="ce3">
            <text:p>08/16/24</text:p>
          </table:table-cell>
          <table:table-cell office:value-type="string" table:style-name="ce1">
            <text:p>Dark DAOs: Vitalik Buterin explores ways to mitigate bribery threa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9/13/daos-need-a-vibe-check/</text:p>
          </table:table-cell>
          <table:table-cell office:value-type="string" table:style-name="ce1">
            <text:p>CoinDesk</text:p>
          </table:table-cell>
          <table:table-cell office:value-type="date" office:date-value="2024-09-13T00:00:00" table:style-name="ce3">
            <text:p>09/13/24</text:p>
          </table:table-cell>
          <table:table-cell office:value-type="string" table:style-name="ce1">
            <text:p>DAOs Need a Vibe Chec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ailand-business-news.com/banking/155909-digital-wallets-exploring-the-future-of-financial-transactions</text:p>
          </table:table-cell>
          <table:table-cell office:value-type="string" table:style-name="ce1">
            <text:p>Thailand Business News</text:p>
          </table:table-cell>
          <table:table-cell office:value-type="date" office:date-value="2024-09-20T00:00:00" table:style-name="ce3">
            <text:p>09/20/24</text:p>
          </table:table-cell>
          <table:table-cell office:value-type="string" table:style-name="ce1">
            <text:p>Digital Wallets: Exploring the Future of Financial Transactio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4/10/07/us/politics/donald-trump-crypto-2024-campaign.html</text:p>
          </table:table-cell>
          <table:table-cell office:value-type="string" table:style-name="ce1">
            <text:p>The New York Times</text:p>
          </table:table-cell>
          <table:table-cell office:value-type="date" office:date-value="2024-10-07T00:00:00" table:style-name="ce3">
            <text:p>10/07/24</text:p>
          </table:table-cell>
          <table:table-cell office:value-type="string" table:style-name="ce1">
            <text:p>The ‘Crypto Punks’ Behind Trump’s Murky New Business Ven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podcasts/post-live/how-technology-is-reshaping-the-future-of-money-and-finance/</text:p>
          </table:table-cell>
          <table:table-cell office:value-type="string" table:style-name="ce1">
            <text:p>The Washington Post</text:p>
          </table:table-cell>
          <table:table-cell office:value-type="date" office:date-value="2024-10-25T00:00:00" table:style-name="ce3">
            <text:p>10/25/24</text:p>
          </table:table-cell>
          <table:table-cell office:value-type="string" table:style-name="ce1">
            <text:p>How technology is reshaping the future of money and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ymnts.com/cryptocurrency/2024/bitcoin-reaches-record-80k-following-trump-victory/</text:p>
          </table:table-cell>
          <table:table-cell office:value-type="string" table:style-name="ce1">
            <text:p>Pymnts</text:p>
          </table:table-cell>
          <table:table-cell office:value-type="date" office:date-value="2024-11-10T00:00:00" table:style-name="ce3">
            <text:p>11/10/24</text:p>
          </table:table-cell>
          <table:table-cell office:value-type="string" table:style-name="ce1">
            <text:p>Bitcoin Reaches Record $80K Following Trump Victor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tradingview.com/news/newsbtc:2b48d96d4094b:0-justin-drake-unveils-the-beam-chain-a-vision-for-ethereum-final-design/">https://www.tradingview.com/news/newsbtc:2b48d96d4094b:0-justin-drake-unveils-the-beam-chain-a-vision-for-ethereum-final-design/</text:a></text:p>
          </table:table-cell>
          <table:table-cell office:value-type="string" table:style-name="ce1">
            <text:p>TradingView</text:p>
          </table:table-cell>
          <table:table-cell office:value-type="date" office:date-value="2024-11-13T00:00:00" table:style-name="ce3">
            <text:p>11/13/24</text:p>
          </table:table-cell>
          <table:table-cell office:value-type="string" table:style-name="ce1">
            <text:p>Justin Drake Unveils ‘The Beam Chain’: A Vision For Ethereum Final Design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estislandblog.com/ethereum-researchers-propose-beam-chain-for-greater-scalability-and-security/</text:p>
          </table:table-cell>
          <table:table-cell office:value-type="string" table:style-name="ce1">
            <text:p>West Island Blog</text:p>
          </table:table-cell>
          <table:table-cell office:value-type="date" office:date-value="2024-11-14T00:00:00" table:style-name="ce3">
            <text:p>11/14/24</text:p>
          </table:table-cell>
          <table:table-cell office:value-type="string" table:style-name="ce1">
            <text:p>Ethereum Researchers Propose ‘Beam Chain’ for Greater Scalability and Security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headtopics.com/uk/bitcoin-doubles-in-value-trump-vows-to-make-the-us-the-62987550">https://headtopics.com/uk/bitcoin-doubles-in-value-trump-vows-to-make-the-us-the-62987550</text:a></text:p>
          </table:table-cell>
          <table:table-cell office:value-type="string" table:style-name="ce1">
            <text:p>Head Topics</text:p>
          </table:table-cell>
          <table:table-cell office:value-type="date" office:date-value="2024-12-06T00:00:00" table:style-name="ce3">
            <text:p>12/06/24</text:p>
          </table:table-cell>
          <table:table-cell office:value-type="string" table:style-name="ce1">
            <text:p>Bitcoin Doubles in Value, Trump Vows to Make the US the 'Crypto Capital of the Planet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ews10.com/news/national/what-is-debanking-and-why-is-the-crypto-industry-upset/amp/">https://www.news10.com/news/national/what-is-debanking-and-why-is-the-crypto-industry-upset/amp/</text:a></text:p>
          </table:table-cell>
          <table:table-cell office:value-type="string" table:style-name="ce1">
            <text:p>News10 ABC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is ‘debanking,’ and why is the crypto industry upset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wbur.org/onpoint/2024/12/13/trump-crypto-election-bitcoin-policy">https://www.wbur.org/onpoint/2024/12/13/trump-crypto-election-bitcoin-policy</text:a></text:p>
          </table:table-cell>
          <table:table-cell office:value-type="string" table:style-name="ce1">
            <text:p>wbur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Trump’s crypto embrace means for the U.S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video/bitcoin-behaving-even-riskier-asset-154500736.html</text:p>
          </table:table-cell>
          <table:table-cell office:value-type="string" table:style-name="ce1">
            <text:p>Yahoo Finance</text:p>
          </table:table-cell>
          <table:table-cell office:value-type="date" office:date-value="2025-02-04T00:00:00" table:style-name="ce3">
            <text:p>02/04/25</text:p>
          </table:table-cell>
          <table:table-cell office:value-type="string" table:style-name="ce1">
            <text:p>Bitcoin behaving like 'even riskier asset' on policy uncertain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ternationalaccountingbulletin.com/news/blockchain-technology-financial-auditing/</text:p>
          </table:table-cell>
          <table:table-cell office:value-type="string" table:style-name="ce1">
            <text:p>International Accounting Bulletin</text:p>
          </table:table-cell>
          <table:table-cell office:value-type="date" office:date-value="2025-02-10T00:00:00" table:style-name="ce3">
            <text:p>02/10/25</text:p>
          </table:table-cell>
          <table:table-cell office:value-type="string" table:style-name="ce1">
            <text:p>Blockchain technology can enhance financial auditing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phys.org/news/2025-02-blockchain-technology-benefits-industry.html">https://phys.org/news/2025-02-blockchain-technology-benefits-industry.html</text:a></text:p>
          </table:table-cell>
          <table:table-cell office:value-type="string" table:style-name="ce1">
            <text:p>Phys.org</text:p>
          </table:table-cell>
          <table:table-cell office:value-type="date" office:date-value="2025-02-19T00:00:00" table:style-name="ce3">
            <text:p>02/19/25</text:p>
          </table:table-cell>
          <table:table-cell office:value-type="string" table:style-name="ce1">
            <text:p>Blockchain technology could bring benefits to the auditing industry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5/03/04/business/dealbook/trump-crypto-reserve-what-we-know.html">https://www.nytimes.com/2025/03/04/business/dealbook/trump-crypto-reserve-what-we-know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Trump’s Crypto Reserve Plan Raises Doubts. Here’s What We Know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kuow.org/stories/4-things-to-know-about-trump-s-plan-for-a-crypto-strategic-reserve">https://www.kuow.org/stories/4-things-to-know-about-trump-s-plan-for-a-crypto-strategic-reserve</text:a></text:p>
          </table:table-cell>
          <table:table-cell office:value-type="string" table:style-name="ce1">
            <text:p>KUOW-NPR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4 things to know about Trump's plan for a 'crypto strategic reserve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lawfaremedia.org/article/lawfare-daily--carla-reyes-and-drew-hinkes-on-the-evolution-and-future-of-crypto-policy">https://www.lawfaremedia.org/article/lawfare-daily--carla-reyes-and-drew-hinkes-on-the-evolution-and-future-of-crypto-policy</text:a></text:p>
          </table:table-cell>
          <table:table-cell office:value-type="string" table:style-name="ce1">
            <text:p>Lawfare</text:p>
          </table:table-cell>
          <table:table-cell office:value-type="date" office:date-value="2025-03-11T00:00:00" table:style-name="ce3">
            <text:p>03/11/25</text:p>
          </table:table-cell>
          <table:table-cell office:value-type="string" table:style-name="ce1">
            <text:p>Carla Reyes and Drew Hinkes on the Evolution and Future of Crypto Policy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idfspokesperson.com/growth-in-bitcoin-and-stablecoin-adoption-could-accelerate-dedollarization/">https://idfspokesperson.com/growth-in-bitcoin-and-stablecoin-adoption-could-accelerate-dedollarization/</text:a></text:p>
          </table:table-cell>
          <table:table-cell office:value-type="string" table:style-name="ce1">
            <text:p>International Daily Finance</text:p>
          </table:table-cell>
          <table:table-cell office:value-type="date" office:date-value="2025-03-14T00:00:00" table:style-name="ce3">
            <text:p>03/14/25</text:p>
          </table:table-cell>
          <table:table-cell office:value-type="string" table:style-name="ce1">
            <text:p>Growth in Bitcoin and stablecoin adoption could accelerate dedollariz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n.com/2025/03/20/business/crypto-industry-future/index.html</text:p>
          </table:table-cell>
          <table:table-cell office:value-type="string" table:style-name="ce1">
            <text:p>CNN</text:p>
          </table:table-cell>
          <table:table-cell office:value-type="date" office:date-value="2025-03-20T00:00:00" table:style-name="ce3">
            <text:p>03/20/25</text:p>
          </table:table-cell>
          <table:table-cell office:value-type="string" table:style-name="ce1">
            <text:p>The crypto industry is advancing. (Just don’t ask it where it’s going.)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finance.yahoo.com/news/invested-1k-cryptos-included-us-140255428.html">https://finance.yahoo.com/news/invested-1k-cryptos-included-us-140255428.html</text:a></text:p>
          </table:table-cell>
          <table:table-cell office:value-type="string" table:style-name="ce1">
            <text:p>Yahoo Finance</text:p>
          </table:table-cell>
          <table:table-cell office:value-type="date" office:date-value="2025-03-28T00:00:00" table:style-name="ce3">
            <text:p>03/28/25</text:p>
          </table:table-cell>
          <table:table-cell office:value-type="string" table:style-name="ce1">
            <text:p>If You Invested $1K in the Cryptos Included in the US Reserve 5 Years Ago, Here’s How Much You’d Have Toda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sc.news/post/oasis-network-rose-token-analysis">https://bsc.news/post/oasis-network-rose-token-analysis<text:s/></text:a></text:p>
          </table:table-cell>
          <table:table-cell office:value-type="string" table:style-name="ce1">
            <text:p>BSC News</text:p>
          </table:table-cell>
          <table:table-cell office:value-type="date" office:date-value="2025-04-02T00:00:00" table:style-name="ce3">
            <text:p>04/02/25</text:p>
          </table:table-cell>
          <table:table-cell office:value-type="string" table:style-name="ce1">
            <text:p>Oasis Network and the ROSE Token: Understanding the Privacy-First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dlnews.com/articles/defi/researchers-propose-new-restaking-method-to-boost-sector/</text:p>
          </table:table-cell>
          <table:table-cell office:value-type="string" table:style-name="ce1">
            <text:p>DLNews</text:p>
          </table:table-cell>
          <table:table-cell office:value-type="date" office:date-value="2025-04-11T00:00:00" table:style-name="ce3">
            <text:p>04/11/25</text:p>
          </table:table-cell>
          <table:table-cell office:value-type="string" table:style-name="ce1">
            <text:p>Researchers propose new restaking method to supercharge $15bn sector</text:p>
          </table:table-cell>
          <table:table-cell office:value-type="string" table:style-name="ce1">
            <text:p>eyal, bar-zu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straitstimes.com/world/united-states/the-trump-family-is-going-all-in-on-crypto-projects-from-bitcoin-mining-to-stablecoins">https://www.straitstimes.com/world/united-states/the-trump-family-is-going-all-in-on-crypto-projects-from-bitcoin-mining-to-stablecoins</text:a></text:p>
          </table:table-cell>
          <table:table-cell office:value-type="string" table:style-name="ce1">
            <text:p>The Straits Times</text:p>
          </table:table-cell>
          <table:table-cell office:value-type="date" office:date-value="2025-04-13T00:00:00" table:style-name="ce3">
            <text:p>04/13/25</text:p>
          </table:table-cell>
          <table:table-cell office:value-type="string" table:style-name="ce1">
            <text:p>The Trump family is going all in on crypto projects, from Bitcoin mining to Stablecoi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<text:a xlink:href="https://www.coindesk.com/news-analysis/2025/04/19/unpacking-the-dojs-crypto-enforcement-memo">https://www.coindesk.com/news-analysis/2025/04/19/unpacking-the-dojs-crypto-enforcement-memo</text:a></text:p>
          </table:table-cell>
          <table:table-cell office:value-type="string" table:style-name="ce1">
            <text:p>CoinDesk</text:p>
          </table:table-cell>
          <table:table-cell office:value-type="date" office:date-value="2025-04-19T00:00:00" table:style-name="ce3">
            <text:p>04/19/25</text:p>
          </table:table-cell>
          <table:table-cell office:value-type="string" table:style-name="ce1">
            <text:p>Unpacking the DOJ's Crypto Enforcement Mem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<text:a xlink:href="https://crypto.news/exclusive-oasis-protocol-unveils-verifiable-ai-agents-for-crypto-trading/">https://crypto.news/exclusive-oasis-protocol-unveils-verifiable-ai-agents-for-crypto-trading/</text:a></text:p>
          </table:table-cell>
          <table:table-cell office:value-type="string" table:style-name="ce1">
            <text:p>crypto.news</text:p>
          </table:table-cell>
          <table:table-cell office:value-type="date" office:date-value="2025-04-29T00:00:00" table:style-name="ce3">
            <text:p>04/29/25</text:p>
          </table:table-cell>
          <table:table-cell office:value-type="string" table:style-name="ce1">
            <text:p>Exclusive: Oasis Protocol unveils verifiable AI agents for crypto trad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number-rows-repeated="1046704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dc:creator>Oana Gherman</dc:creator>
    <dc:date>2025-04-29T20:26:02Z</dc:date>
    <meta:editing-cycles>129</meta:editing-cycles>
    <meta:editing-duration>PT11400S</meta:editing-duration>
  </office:meta>
</office:document-meta>
</file>